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1*"/>
    </style:style>
    <style:style style:name="Table1.B" style:family="table-column">
      <style:table-column-properties style:column-width="2.429cm" style:rel-column-width="9362*"/>
    </style:style>
    <style:style style:name="Table1.E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cfe56" officeooo:paragraph-rsid="000cfe56"/>
    </style:style>
    <style:style style:name="P2" style:family="paragraph" style:parent-style-name="Standard">
      <style:text-properties officeooo:rsid="000de904" officeooo:paragraph-rsid="000de904"/>
    </style:style>
    <style:style style:name="P3" style:family="paragraph" style:parent-style-name="Table_20_Contents">
      <style:text-properties officeooo:rsid="000cfe56" officeooo:paragraph-rsid="000cfe56"/>
    </style:style>
    <style:style style:name="P4" style:family="paragraph" style:parent-style-name="Table_20_Contents">
      <style:text-properties officeooo:rsid="000de904" officeooo:paragraph-rsid="000de904"/>
    </style:style>
    <style:style style:name="P5" style:family="paragraph" style:parent-style-name="Table_20_Contents">
      <style:text-properties officeooo:rsid="000e0491" officeooo:paragraph-rsid="000e0491"/>
    </style:style>
    <style:style style:name="P6" style:family="paragraph" style:parent-style-name="Table_20_Contents">
      <style:text-properties officeooo:rsid="000fc7f2" officeooo:paragraph-rsid="000fc7f2"/>
    </style:style>
    <style:style style:name="P7" style:family="paragraph" style:parent-style-name="Table_20_Contents">
      <style:text-properties officeooo:rsid="0010992b" officeooo:paragraph-rsid="0010992b"/>
    </style:style>
    <style:style style:name="P8" style:family="paragraph" style:parent-style-name="Standard">
      <style:text-properties officeooo:rsid="000de904" officeooo:paragraph-rsid="000de904"/>
    </style:style>
    <style:style style:name="P9" style:family="paragraph" style:parent-style-name="Standard">
      <style:text-properties officeooo:rsid="000de904" officeooo:paragraph-rsid="00134789"/>
    </style:style>
    <style:style style:name="P10" style:family="paragraph" style:parent-style-name="Standard">
      <style:text-properties officeooo:paragraph-rsid="000de904"/>
    </style:style>
    <style:style style:name="P11" style:family="paragraph" style:parent-style-name="Standard">
      <style:text-properties officeooo:paragraph-rsid="0013be77"/>
    </style:style>
    <style:style style:name="P12" style:family="paragraph" style:parent-style-name="Standard">
      <style:text-properties officeooo:paragraph-rsid="0015a17c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de904"/>
    </style:style>
    <style:style style:name="T2" style:family="text">
      <style:text-properties officeooo:rsid="0013be77"/>
    </style:style>
    <style:style style:name="T3" style:family="text">
      <style:text-properties style:font-name="Monospace" fo:font-size="10pt" style:font-size-asian="10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nzahlen des Korpus</text:p>
      <text:p text:style-name="P1"/>
      <text:p text:style-name="P1">Die erhobenen Daten aller Probanden wurden in 2 Gruppen eingeteilt. </text:p>
      <text:p text:style-name="P1">Lerndaten</text:p>
      <text:p text:style-name="P1">Probanden: 2,7,8,13,15,16,20</text:p>
      <text:p text:style-name="P1">jeweils sind pro Proband die Bewegungen drehen, gehen, joggen, sitzen, <text:span text:style-name="T1">hüpfen(teilweise)</text:span> und treppe erfasst.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Gehen</text:p>
          </table:table-cell>
          <table:table-cell table:style-name="Table1.A1" office:value-type="string">
            <text:p text:style-name="P3">Drehen</text:p>
          </table:table-cell>
          <table:table-cell table:style-name="Table1.A1" office:value-type="string">
            <text:p text:style-name="P3">Joggen</text:p>
          </table:table-cell>
          <table:table-cell table:style-name="Table1.A1" office:value-type="string">
            <text:p text:style-name="P3">Sitzen </text:p>
          </table:table-cell>
          <table:table-cell table:style-name="Table1.A1" office:value-type="string">
            <text:p text:style-name="P3">Treppe</text:p>
          </table:table-cell>
          <table:table-cell table:style-name="Table1.G1" office:value-type="string">
            <text:p text:style-name="P4">Hüpfen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54562</text:p>
          </table:table-cell>
          <table:table-cell table:style-name="Table1.A2" office:value-type="string">
            <text:p text:style-name="P4">11410</text:p>
          </table:table-cell>
          <table:table-cell table:style-name="Table1.A2" office:value-type="string">
            <text:p text:style-name="P4">31743</text:p>
          </table:table-cell>
          <table:table-cell table:style-name="Table1.A2" office:value-type="string">
            <text:p text:style-name="P4">23900</text:p>
          </table:table-cell>
          <table:table-cell table:style-name="Table1.A2" office:value-type="string">
            <text:p text:style-name="P4">72911</text:p>
          </table:table-cell>
          <table:table-cell table:style-name="Table1.G2" office:value-type="string">
            <text:p text:style-name="P4">15162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4">22143</text:p>
          </table:table-cell>
          <table:table-cell table:style-name="Table1.A2" office:value-type="string">
            <text:p text:style-name="P4">9293 ccw</text:p>
            <text:p text:style-name="P4">9561 cw</text:p>
          </table:table-cell>
          <table:table-cell table:style-name="Table1.A2" office:value-type="string">
            <text:p text:style-name="P5">21097</text:p>
          </table:table-cell>
          <table:table-cell table:style-name="Table1.A2" office:value-type="string">
            <text:p text:style-name="P4">7610</text:p>
          </table:table-cell>
          <table:table-cell table:style-name="Table1.A2" office:value-type="string">
            <text:p text:style-name="P5">37066</text:p>
          </table:table-cell>
          <table:table-cell table:style-name="Table1.G2" office:value-type="string">
            <text:p text:style-name="P5">17076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5">52011</text:p>
          </table:table-cell>
          <table:table-cell table:style-name="Table1.A2" office:value-type="string">
            <text:p text:style-name="P5">10961</text:p>
          </table:table-cell>
          <table:table-cell table:style-name="Table1.A2" office:value-type="string">
            <text:p text:style-name="P5">27694</text:p>
          </table:table-cell>
          <table:table-cell table:style-name="Table1.A2" office:value-type="string">
            <text:p text:style-name="P5">15127</text:p>
          </table:table-cell>
          <table:table-cell table:style-name="Table1.A2" office:value-type="string">
            <text:p text:style-name="P5">59807</text:p>
          </table:table-cell>
          <table:table-cell table:style-name="Table1.G2" office:value-type="string">
            <text:p text:style-name="P5">18635</text:p>
          </table:table-cell>
        </table:table-row>
        <table:table-row>
          <table:table-cell table:style-name="Table1.A2" office:value-type="string">
            <text:p text:style-name="P3">13</text:p>
          </table:table-cell>
          <table:table-cell table:style-name="Table1.A2" office:value-type="string">
            <text:p text:style-name="P5">6258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33795</text:p>
          </table:table-cell>
          <table:table-cell table:style-name="Table1.A2" office:value-type="string">
            <text:p text:style-name="P5">19066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5</text:p>
          </table:table-cell>
          <table:table-cell table:style-name="Table1.A2" office:value-type="string">
            <text:p text:style-name="P5">2604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24061</text:p>
          </table:table-cell>
          <table:table-cell table:style-name="Table1.A2" office:value-type="string">
            <text:p text:style-name="P5">13616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5">4758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34626</text:p>
          </table:table-cell>
          <table:table-cell table:style-name="Table1.A2" office:value-type="string">
            <text:p text:style-name="P5">17178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6">5146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32357</text:p>
          </table:table-cell>
          <table:table-cell table:style-name="Table1.A2" office:value-type="string">
            <text:p text:style-name="P5">25644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Summe</text:p>
          </table:table-cell>
          <table:table-cell table:style-name="Table1.B9" table:formula="ooow:&lt;B2:B8&gt;" office:value-type="float" office:value="316406">
            <text:p text:style-name="P6">316406</text:p>
          </table:table-cell>
          <table:table-cell table:style-name="Table1.A2" office:value-type="string">
            <text:p text:style-name="Table_20_Contents"/>
          </table:table-cell>
          <table:table-cell table:style-name="Table1.B9" table:formula="ooow:&lt;D2:D8&gt;" office:value-type="float" office:value="205373">
            <text:p text:style-name="P5">205373</text:p>
          </table:table-cell>
          <table:table-cell table:style-name="Table1.B9" table:formula="ooow:&lt;E2:E8&gt;" office:value-type="float" office:value="122141">
            <text:p text:style-name="P5">122141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2">Die Daten beinhalten jeweils pro Timestamp aller Werte alle Sensoren.</text:p>
      <text:p text:style-name="P2">Sensoren: </text:p>
      <text:p text:style-name="P10"><text:tab/>SN 01324188 Rechter O.Schenkel; </text:p>
      <text:p text:style-name="P10"><text:span text:style-name="T3">avgAccXWithDeltaValue: 0.1096539686746988</text:span></text:p>
      <text:p text:style-name="P13"><text:span text:style-name="T3">avgAccYWithDeltaValue: 0.16133931927710846</text:span></text:p>
      <text:p text:style-name="P13"><text:span text:style-name="T3">avgAccZWithDeltaValue: 9.842754337349394</text:span></text:p>
      <text:p text:style-name="P13"><text:span text:style-name="T3">stdAccXWithDeltaValue: 0.003037046506522516</text:span></text:p>
      <text:p text:style-name="P13"><text:span text:style-name="T3">stdAccYWithDeltaValue: 0.0030466135797771873</text:span></text:p>
      <text:p text:style-name="P13"><text:span text:style-name="T3">stdAccZWithDeltaValue: 0.0030921864682210117</text:span></text:p>
      <text:p text:style-name="P13"><text:span text:style-name="T3">medianAccXWithDeltaValue: 0.108953</text:span></text:p>
      <text:p text:style-name="P13"><text:span text:style-name="T3">medianAccYWithDeltaValue: 0.16044350000000002</text:span></text:p>
      <text:p text:style-name="P13"><text:span text:style-name="T3">medianAccZWithDeltaValue: 9.84346</text:span></text:p>
      <text:p text:style-name="P13"><text:span text:style-name="T3">rangeAccXWithDeltaValue: 0.04370919999999999</text:span></text:p>
      <text:p text:style-name="P13"><text:span text:style-name="T3">rangeAccYWithDeltaValue: 0.04583100000000001</text:span></text:p>
      <text:p text:style-name="P13"><text:span text:style-name="T3">rangeAccZWithDeltaValue: 0.10576000000000008</text:span></text:p>
      <text:p text:style-name="P13"><text:span text:style-name="T3">maxAccXWithDeltaValue: 0.133285</text:span></text:p>
      <text:p text:style-name="P13"><text:span text:style-name="T3">maxAccYWithDeltaValue: 0.184614</text:span></text:p>
      <text:p text:style-name="P13"><text:span text:style-name="T3">maxAccZWithDeltaValue: 9.88686</text:span></text:p>
      <text:p text:style-name="P13"><text:span text:style-name="T3">minAccXWithDeltaValue: 0.0895758</text:span></text:p>
      <text:p text:style-name="P13"><text:span text:style-name="T3">minAccYWithDeltaValue: 0.138783</text:span></text:p>
      <text:p text:style-name="P13"><text:span text:style-name="T3">minAccZWithDeltaValue: 9.7811</text:span></text:p>
      <text:p text:style-name="P10"/>
      <text:p text:style-name="P10"><text:tab/>SN 01324189 Rechter U.Schenkel; </text:p>
      <text:p text:style-name="P12"><text:tab/><text:tab/><text:span text:style-name="T2">Charakteristic des Sensors in Ruhelage:<text:tab/></text:span></text:p>
      <text:p text:style-name="P12"><text:tab/><text:tab/><text:tab/><text:span text:style-name="T3">avgAccXWithDeltaValue: 0.05762531626506026</text:span></text:p>
      <text:p text:style-name="P13"><text:span text:style-name="T3">avgAccYWithDeltaValue: -3.8387306024096373</text:span></text:p>
      <text:p text:style-name="P13"><text:span text:style-name="T3">avgAccZWithDeltaValue: 9.054094638554217</text:span></text:p>
      <text:p text:style-name="P13"><text:span text:style-name="T3">stdAccXWithDeltaValue: 0.003048680603220117</text:span></text:p>
      <text:p text:style-name="P13"><text:span text:style-name="T3">stdAccYWithDeltaValue: 0.003134500711099331</text:span></text:p>
      <text:p text:style-name="P13"><text:span text:style-name="T3">stdAccZWithDeltaValue: 0.003126755568654596</text:span></text:p>
      <text:p text:style-name="P13"><text:span text:style-name="T3">medianAccXWithDeltaValue: 0.0571588</text:span></text:p>
      <text:p text:style-name="P13"><text:span text:style-name="T3">medianAccYWithDeltaValue: -3.83917</text:span></text:p>
      <text:p text:style-name="P13"><text:span text:style-name="T3">medianAccZWithDeltaValue: 9.053335</text:span></text:p>
      <text:p text:style-name="P13"><text:span text:style-name="T3">rangeAccXWithDeltaValue: 0.0561436</text:span></text:p>
      <text:p text:style-name="P13"><text:soft-page-break/><text:span text:style-name="T3">rangeAccYWithDeltaValue: 0.05571999999999999</text:span></text:p>
      <text:p text:style-name="P13"><text:span text:style-name="T3">rangeAccZWithDeltaValue: 0.07779999999999987</text:span></text:p>
      <text:p text:style-name="P13"><text:span text:style-name="T3">maxAccXWithDeltaValue: 0.0911903</text:span></text:p>
      <text:p text:style-name="P13"><text:span text:style-name="T3">maxAccYWithDeltaValue: -3.81036</text:span></text:p>
      <text:p text:style-name="P13"><text:span text:style-name="T3">maxAccZWithDeltaValue: 9.08754</text:span></text:p>
      <text:p text:style-name="P13"><text:span text:style-name="T3">minAccXWithDeltaValue: 0.0350467</text:span></text:p>
      <text:p text:style-name="P13"><text:span text:style-name="T3">minAccYWithDeltaValue: -3.86608</text:span></text:p>
      <text:p text:style-name="P13"><text:span text:style-name="T3">minAccZWithDeltaValue: 9.00974</text:span></text:p>
      <text:p text:style-name="P12"/>
      <text:p text:style-name="P10"><text:tab/>SN 01324180 Rechter Unterarm</text:p>
      <text:p text:style-name="P10"><text:tab/><text:tab/><text:span text:style-name="T2">Charakteristic des Sensors in Ruhelage:<text:tab/></text:span></text:p>
      <text:p text:style-name="P10"><text:tab/><text:tab/><text:tab/><text:span text:style-name="T2">avgAccX : 0.07982699397</text:span></text:p>
      <text:p text:style-name="P11"><text:tab/><text:tab/><text:tab/><text:span text:style-name="T2">avgAccY: 0.12634167469879526</text:span></text:p>
      <text:p text:style-name="P11"><text:tab/><text:tab/><text:tab/><text:span text:style-name="T2">avgAccZ: -9.790560240963861</text:span></text:p>
      <text:p text:style-name="P11"><text:tab/><text:tab/><text:tab/><text:span text:style-name="T2">stdAccX: 0.003176873525008781</text:span></text:p>
      <text:p text:style-name="P11"><text:tab/><text:tab/><text:tab/><text:span text:style-name="T2">stdAccY: 0.003102350498843634</text:span></text:p>
      <text:p text:style-name="P11"><text:tab/><text:tab/><text:tab/><text:span text:style-name="T2">stdAccZ: 0.0030556521499152016</text:span></text:p>
      <text:p text:style-name="P11"><text:tab/><text:tab/><text:tab/><text:span text:style-name="T2">medianAccX: 0.08217325</text:span></text:p>
      <text:p text:style-name="P11"><text:tab/><text:tab/><text:tab/><text:span text:style-name="T2">medianAccY: 0.1265865</text:span></text:p>
      <text:p text:style-name="P11"><text:tab/><text:tab/><text:tab/><text:span text:style-name="T2">medianAccZ: -9.788885</text:span></text:p>
      <text:p text:style-name="P11"><text:tab/><text:tab/><text:tab/><text:span text:style-name="T2">rangeAccX: 0.0488389</text:span></text:p>
      <text:p text:style-name="P11"><text:tab/><text:tab/><text:tab/><text:span text:style-name="T2">rangeAccY: 0.041211</text:span></text:p>
      <text:p text:style-name="P11"><text:tab/><text:tab/><text:tab/><text:span text:style-name="T2">rangeAccZ: 0.050790000000001</text:span></text:p>
      <text:p text:style-name="P11"><text:tab/><text:tab/><text:tab/><text:span text:style-name="T2">maxAccX: <text:s/>0.104418</text:span></text:p>
      <text:p text:style-name="P11"><text:tab/><text:tab/><text:tab/><text:span text:style-name="T2">maxAccY: 0.145946</text:span></text:p>
      <text:p text:style-name="P11"><text:tab/><text:tab/><text:tab/><text:span text:style-name="T2">maxAccZ: -9.7692</text:span></text:p>
      <text:p text:style-name="P11"><text:tab/><text:tab/><text:tab/><text:span text:style-name="T2">minAccX: 0.0555791</text:span></text:p>
      <text:p text:style-name="P11"><text:tab/><text:tab/><text:tab/><text:span text:style-name="T2">minAccY: 0.104735</text:span></text:p>
      <text:p text:style-name="P11"><text:tab/><text:tab/><text:tab/><text:span text:style-name="T2">minAccZ: -9.81999</text:span></text:p>
      <text:p text:style-name="P11"/>
      <text:p text:style-name="P11"/>
      <text:p text:style-name="P2"/>
      <text:p text:style-name="P9">Werte: ID,Timestamp, </text:p>
      <text:p text:style-name="P9"><text:tab/>accelX (m/s^2), </text:p>
      <text:p text:style-name="P9"><text:tab/>accelY (m/s^2), </text:p>
      <text:p text:style-name="P9"><text:tab/>accelZ (m/s^2), </text:p>
      <text:p text:style-name="P9"><text:tab/>gyroX (rad/s), </text:p>
      <text:p text:style-name="P9"><text:tab/>gyroY (rad/s), </text:p>
      <text:p text:style-name="P9"><text:tab/>gyroZ (rad/s), </text:p>
      <text:p text:style-name="P9"><text:tab/>magnetX (uT), </text:p>
      <text:p text:style-name="P9"><text:tab/>magnetY (uT),</text:p>
      <text:p text:style-name="P9"><text:tab/>magnetZ (uT)</text:p>
      <text:p text:style-name="P1"/>
      <text:p text:style-name="P1"/>
      <text:p text:style-name="P1">Test/Verificationsdaten</text:p>
      <text:p text:style-name="P1"><text:tab/>Probanden: 3,4,5,6,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6:20:12.874419028</meta:creation-date>
    <dc:date>2015-06-19T09:42:54.868427349</dc:date>
    <meta:editing-duration>PT41M12S</meta:editing-duration>
    <meta:editing-cycles>7</meta:editing-cycles>
    <meta:generator>LibreOffice/4.3.7.2$Linux_X86_64 LibreOffice_project/430$Build-2</meta:generator>
    <meta:document-statistic meta:table-count="1" meta:image-count="0" meta:object-count="0" meta:page-count="2" meta:paragraph-count="126" meta:word-count="245" meta:character-count="2730" meta:non-whitespace-character-count="2521"/>
  </office:meta>
</office:document-meta>
</file>